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2323dc" draw:marker-start="" draw:marker-start-width="0.3cm" draw:marker-start-center="false" draw:marker-end="" draw:marker-end-width="0.3cm" draw:marker-end-center="false" draw:fill="none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63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36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84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19cm" svg:stroke-color="#68a224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P1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1.796cm" svg:height="1.8cm" svg:x="9.525cm" svg:y="13.637cm">
            <text:p/>
          </draw:ellipse>
          <draw:ellipse draw:style-name="gr2" draw:text-style-name="P2" draw:layer="layout" svg:width="1.8cm" svg:height="1.802cm" svg:x="9.523cm" svg:y="14.836cm">
            <text:p/>
          </draw:ellipse>
          <draw:g>
            <draw:line draw:style-name="gr3" draw:text-style-name="P3" draw:layer="layout" svg:x1="10.386cm" svg:y1="15.1cm" svg:x2="10.459cm" svg:y2="15.173cm">
              <text:p/>
            </draw:line>
            <draw:line draw:style-name="gr3" draw:text-style-name="P3" draw:layer="layout" svg:x1="10.386cm" svg:y1="15.173cm" svg:x2="10.459cm" svg:y2="15.1cm">
              <text:p/>
            </draw:line>
          </draw:g>
          <draw:frame draw:style-name="gr4" draw:text-style-name="P5" draw:layer="layout" svg:width="0.763cm" svg:height="0.63cm" svg:x="9.899cm" svg:y="15.011cm">
            <draw:text-box>
              <text:p text:style-name="P4"><text:span text:style-name="T1">O</text:span></text:p>
            </draw:text-box>
          </draw:frame>
          <draw:g>
            <draw:line draw:style-name="gr3" draw:text-style-name="P3" draw:layer="layout" svg:x1="11.286cm" svg:y1="15.1cm" svg:x2="11.359cm" svg:y2="15.173cm">
              <text:p/>
            </draw:line>
            <draw:line draw:style-name="gr3" draw:text-style-name="P3" draw:layer="layout" svg:x1="11.286cm" svg:y1="15.173cm" svg:x2="11.359cm" svg:y2="15.1cm">
              <text:p/>
            </draw:line>
          </draw:g>
          <draw:frame draw:style-name="gr5" draw:text-style-name="P5" draw:layer="layout" svg:width="0.724cm" svg:height="0.63cm" svg:x="11.005cm" svg:y="15.136cm">
            <draw:text-box>
              <text:p text:style-name="P4"><text:span text:style-name="T1">B</text:span></text:p>
            </draw:text-box>
          </draw:frame>
          <draw:line draw:style-name="gr3" draw:text-style-name="P3" draw:layer="layout" svg:x1="12.322cm" svg:y1="15.141cm" svg:x2="9.428cm" svg:y2="15.141cm">
            <text:p/>
          </draw:line>
          <draw:frame draw:style-name="gr6" draw:text-style-name="P6" draw:layer="layout" svg:width="0.736cm" svg:height="0.63cm" svg:x="11.802cm" svg:y="15.112cm">
            <draw:text-box>
              <text:p text:style-name="P4"><text:span text:style-name="T2">d</text:span></text:p>
            </draw:text-box>
          </draw:frame>
          <draw:g>
            <draw:line draw:style-name="gr3" draw:text-style-name="P3" draw:layer="layout" svg:x1="10.386cm" svg:y1="14.501cm" svg:x2="10.459cm" svg:y2="14.574cm">
              <text:p/>
            </draw:line>
            <draw:line draw:style-name="gr3" draw:text-style-name="P3" draw:layer="layout" svg:x1="10.386cm" svg:y1="14.574cm" svg:x2="10.459cm" svg:y2="14.501cm">
              <text:p/>
            </draw:line>
          </draw:g>
          <draw:frame draw:style-name="gr5" draw:text-style-name="P5" draw:layer="layout" svg:width="0.724cm" svg:height="0.63cm" svg:x="9.955cm" svg:y="14.372cm">
            <draw:text-box>
              <text:p text:style-name="P4"><text:span text:style-name="T1">A</text:span></text:p>
            </draw:text-box>
          </draw:frame>
          <draw:g>
            <draw:line draw:style-name="gr3" draw:text-style-name="P3" draw:layer="layout" svg:x1="10.386cm" svg:y1="15.704cm" svg:x2="10.459cm" svg:y2="15.777cm">
              <text:p/>
            </draw:line>
            <draw:line draw:style-name="gr3" draw:text-style-name="P3" draw:layer="layout" svg:x1="10.386cm" svg:y1="15.777cm" svg:x2="10.459cm" svg:y2="15.704cm">
              <text:p/>
            </draw:line>
          </draw:g>
          <draw:frame draw:style-name="gr7" draw:text-style-name="P5" draw:layer="layout" svg:width="0.784cm" svg:height="0.63cm" svg:x="10.086cm" svg:y="15.736cm">
            <draw:text-box>
              <text:p text:style-name="P4"><text:span text:style-name="T1">M</text:span></text:p>
            </draw:text-box>
          </draw:frame>
          <draw:line draw:style-name="gr3" draw:text-style-name="P3" draw:layer="layout" svg:x1="10.422cm" svg:y1="14.538cm" svg:x2="10.422cm" svg:y2="15.138cm">
            <text:p/>
          </draw:line>
          <draw:line draw:style-name="gr3" draw:text-style-name="P3" draw:layer="layout" svg:x1="10.373cm" svg:y1="14.835cm" svg:x2="10.471cm" svg:y2="14.778cm">
            <text:p/>
          </draw:line>
          <draw:line draw:style-name="gr3" draw:text-style-name="P3" draw:layer="layout" svg:x1="10.373cm" svg:y1="14.874cm" svg:x2="10.471cm" svg:y2="14.817cm">
            <text:p/>
          </draw:line>
          <draw:line draw:style-name="gr3" draw:text-style-name="P3" draw:layer="layout" svg:x1="10.422cm" svg:y1="15.138cm" svg:x2="10.422cm" svg:y2="15.738cm">
            <text:p/>
          </draw:line>
          <draw:line draw:style-name="gr3" draw:text-style-name="P3" draw:layer="layout" svg:x1="10.373cm" svg:y1="15.52cm" svg:x2="10.471cm" svg:y2="15.463cm">
            <text:p/>
          </draw:line>
          <draw:line draw:style-name="gr3" draw:text-style-name="P3" draw:layer="layout" svg:x1="10.373cm" svg:y1="15.56cm" svg:x2="10.471cm" svg:y2="15.503cm">
            <text:p/>
          </draw:line>
          <draw:ellipse draw:style-name="gr8" draw:text-style-name="P1" draw:layer="layout" svg:width="1.202cm" svg:height="1.204cm" svg:x="10.721cm" svg:y="14.537cm">
            <text:p/>
          </draw:ellipse>
          <draw:frame draw:name="DescriptionOOoTep" draw:style-name="gr9" draw:text-style-name="P7" draw:layer="layout" svg:width="0.004cm" svg:height="0.003cm" svg:x="10.386cm" svg:y="15.101cm">
            <draw:text-box>
              <text:p/>
            </draw:text-box>
            <svg:desc>@options;
  repereortho(313,263,30,1,1){ 0 , moyen , grisclair , num1 ,i};

@figure;
  O = point( -3.67 , -0.13 );
  B = point( -0.17 , -0.13 );
  dOB = droite( O , B );
  perpOdOB = perpendiculaire( O , dOB )  { i };
  A = pointsur( perpOdOB , 2.33 );
  ceOA = cercle( O , A )  { i };
  M = intersection( perpOdOB , ceOA , 2 );
  sAO = segment( A , O )  { // };
  sOM = segment( O , M )  { // };
  ceAO = cercle( A , O );
  I = milieu( A , O )  { i };
  J = milieu( O , M )  { i };
  ceAJ = cercle( A , J );
  ceMI = cercle( M , I );
  P = pointsur( dOB , 0.35 )  { i };
  ceBP = cercle( B , P );

</svg:desc>
          </draw:frame>
          <draw:circle draw:style-name="gr10" draw:text-style-name="P1" draw:layer="layout" svg:width="1.2cm" svg:height="1.2cm" svg:x="9.823cm" svg:y="13.937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53:58.098008816</meta:creation-date>
    <dc:date>2018-04-17T15:54:25.206357673</dc:date>
    <meta:editing-duration>PT27S</meta:editing-duration>
    <meta:editing-cycles>1</meta:editing-cycles>
    <meta:document-statistic meta:object-count="30"/>
    <meta:generator>LibreOffice/6.0.0.3$MacOSX_X86_64 LibreOffice_project/64a0f66915f38c6217de274f0aa8e15618924765</meta:generator>
  </office:meta>
</office:document-meta>
</file>